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Object 15/Configurations2/" manifest:media-type="application/vnd.sun.xml.ui.configuration"/>
  <manifest:file-entry manifest:full-path="Object 15/manifest.rdf" manifest:media-type="application/rdf+xml"/>
  <manifest:file-entry manifest:full-path="Object 15/settings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version="1.2" manifest:media-type="application/vnd.oasis.opendocument.text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text"/>
  <manifest:file-entry manifest:full-path="Object 20/Configurations2/" manifest:media-type="application/vnd.sun.xml.ui.configuration"/>
  <manifest:file-entry manifest:full-path="Object 20/manifest.rdf" manifest:media-type="application/rdf+xml"/>
  <manifest:file-entry manifest:full-path="Object 20/settings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version="1.2" manifest:media-type="application/vnd.oasis.opendocument.text"/>
  <manifest:file-entry manifest:full-path="Object 8/Configurations2/" manifest:media-type="application/vnd.sun.xml.ui.configuration"/>
  <manifest:file-entry manifest:full-path="Object 8/manifest.rdf" manifest:media-type="application/rdf+xml"/>
  <manifest:file-entry manifest:full-path="Object 8/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version="1.2" manifest:media-type="application/vnd.oasis.opendocument.text"/>
  <manifest:file-entry manifest:full-path="Object 26/Configurations2/" manifest:media-type="application/vnd.sun.xml.ui.configuration"/>
  <manifest:file-entry manifest:full-path="Object 26/manifest.rdf" manifest:media-type="application/rdf+xml"/>
  <manifest:file-entry manifest:full-path="Object 26/settings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version="1.2" manifest:media-type="application/vnd.oasis.opendocument.text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text"/>
  <manifest:file-entry manifest:full-path="Object 14/Configurations2/" manifest:media-type="application/vnd.sun.xml.ui.configuration"/>
  <manifest:file-entry manifest:full-path="Object 14/manifest.rdf" manifest:media-type="application/rdf+xml"/>
  <manifest:file-entry manifest:full-path="Object 14/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version="1.2" manifest:media-type="application/vnd.oasis.opendocument.text"/>
  <manifest:file-entry manifest:full-path="Object 13/Configurations2/" manifest:media-type="application/vnd.sun.xml.ui.configuration"/>
  <manifest:file-entry manifest:full-path="Object 13/manifest.rdf" manifest:media-type="application/rdf+xml"/>
  <manifest:file-entry manifest:full-path="Object 13/settings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version="1.2" manifest:media-type="application/vnd.oasis.opendocument.text"/>
  <manifest:file-entry manifest:full-path="meta.xml" manifest:media-type="text/xml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settings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version="1.2" manifest:media-type="application/vnd.oasis.opendocument.text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text"/>
  <manifest:file-entry manifest:full-path="Object 11/Configurations2/" manifest:media-type="application/vnd.sun.xml.ui.configuration"/>
  <manifest:file-entry manifest:full-path="Object 11/manifest.rdf" manifest:media-type="application/rdf+xml"/>
  <manifest:file-entry manifest:full-path="Object 11/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version="1.2" manifest:media-type="application/vnd.oasis.opendocument.text"/>
  <manifest:file-entry manifest:full-path="Thumbnails/thumbnail.png" manifest:media-type="image/png"/>
  <manifest:file-entry manifest:full-path="Object 25/Configurations2/" manifest:media-type="application/vnd.sun.xml.ui.configuration"/>
  <manifest:file-entry manifest:full-path="Object 25/manifest.rdf" manifest:media-type="application/rdf+xml"/>
  <manifest:file-entry manifest:full-path="Object 25/settings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version="1.2" manifest:media-type="application/vnd.oasis.opendocument.text"/>
  <manifest:file-entry manifest:full-path="Object 19/Configurations2/" manifest:media-type="application/vnd.sun.xml.ui.configuration"/>
  <manifest:file-entry manifest:full-path="Object 19/manifest.rdf" manifest:media-type="application/rdf+xml"/>
  <manifest:file-entry manifest:full-path="Object 19/setting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version="1.2" manifest:media-type="application/vnd.oasis.opendocument.text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text"/>
  <manifest:file-entry manifest:full-path="Object 24/Configurations2/" manifest:media-type="application/vnd.sun.xml.ui.configuration"/>
  <manifest:file-entry manifest:full-path="Object 24/manifest.rdf" manifest:media-type="application/rdf+xml"/>
  <manifest:file-entry manifest:full-path="Object 24/settings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version="1.2" manifest:media-type="application/vnd.oasis.opendocument.text"/>
  <manifest:file-entry manifest:full-path="Object 18/Configurations2/" manifest:media-type="application/vnd.sun.xml.ui.configuration"/>
  <manifest:file-entry manifest:full-path="Object 18/manifest.rdf" manifest:media-type="application/rdf+xml"/>
  <manifest:file-entry manifest:full-path="Object 18/settings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version="1.2" manifest:media-type="application/vnd.oasis.opendocument.text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text"/>
  <manifest:file-entry manifest:full-path="Object 23/Configurations2/" manifest:media-type="application/vnd.sun.xml.ui.configuration"/>
  <manifest:file-entry manifest:full-path="Object 23/manifest.rdf" manifest:media-type="application/rdf+xml"/>
  <manifest:file-entry manifest:full-path="Object 23/settings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version="1.2" manifest:media-type="application/vnd.oasis.opendocument.text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text"/>
  <manifest:file-entry manifest:full-path="Object 17/Configurations2/" manifest:media-type="application/vnd.sun.xml.ui.configuration"/>
  <manifest:file-entry manifest:full-path="Object 17/manifest.rdf" manifest:media-type="application/rdf+xml"/>
  <manifest:file-entry manifest:full-path="Object 17/settings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version="1.2" manifest:media-type="application/vnd.oasis.opendocument.text"/>
  <manifest:file-entry manifest:full-path="Object 21/Configurations2/" manifest:media-type="application/vnd.sun.xml.ui.configuration"/>
  <manifest:file-entry manifest:full-path="Object 21/manifest.rdf" manifest:media-type="application/rdf+xml"/>
  <manifest:file-entry manifest:full-path="Object 21/settings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version="1.2" manifest:media-type="application/vnd.oasis.opendocument.text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settings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version="1.2" manifest:media-type="application/vnd.oasis.opendocument.text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Object 22/Configurations2/" manifest:media-type="application/vnd.sun.xml.ui.configuration"/>
  <manifest:file-entry manifest:full-path="Object 22/manifest.rdf" manifest:media-type="application/rdf+xml"/>
  <manifest:file-entry manifest:full-path="Object 22/settings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version="1.2" manifest:media-type="application/vnd.oasis.opendocument.text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Ubuntu Mono" svg:font-family="'Ubuntu Mono'" style:font-pitch="fixe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2a6099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475cm" fo:min-width="0.251cm"/>
      <style:paragraph-properties style:writing-mode="lr-tb"/>
    </style:style>
    <style:style style:name="gr4" style:family="graphic" style:parent-style-name="standard">
      <style:graphic-properties svg:stroke-color="#ff0000" draw:fill-color="#f10d0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48cm" fo:min-width="0.009cm"/>
    </style:style>
    <style:style style:name="gr6" style:family="graphic" style:parent-style-name="standard">
      <style:graphic-properties draw:textarea-horizontal-align="justify" draw:textarea-vertical-align="middle" draw:auto-grow-height="false" fo:min-height="0.368cm" fo:min-width="0.095cm"/>
    </style:style>
    <style:style style:name="gr7" style:family="graphic" style:parent-style-name="objectwithoutfill">
      <style:graphic-properties svg:stroke-width="0.12cm" svg:stroke-color="#000000" draw:marker-start-width="0.38cm" draw:marker-end-width="0.38cm" draw:fill="none" draw:textarea-vertical-align="middle" fo:padding-top="0.185cm" fo:padding-bottom="0.185cm" fo:padding-left="0.31cm" fo:padding-right="0.31cm"/>
    </style:style>
    <style:style style:name="gr8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objectwithoutfill">
      <style:graphic-properties draw:marker-end="Arrow" draw:marker-end-width="0.15cm" draw:fill="none" draw:textarea-vertical-align="middle"/>
    </style:style>
    <style:style style:name="gr12" style:family="graphic" style:parent-style-name="objectwithoutfill">
      <style:graphic-properties svg:stroke-color="#158466" draw:marker-end="Arrow" draw:marker-end-width="0.15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-color="#f10d0c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67cm" svg:y1="4.297cm" svg:x2="1.182cm" svg:y2="4.3cm">
          <text:p/>
        </draw:line>
        <draw:line draw:style-name="gr1" draw:text-style-name="P1" draw:layer="layout" svg:x1="6.03cm" svg:y1="6.077cm" svg:x2="6.03cm" svg:y2="6.618cm">
          <text:p/>
        </draw:line>
        <draw:line draw:style-name="gr1" draw:text-style-name="P1" draw:layer="layout" svg:x1="9.428cm" svg:y1="1.982cm" svg:x2="9.436cm" svg:y2="2.724cm">
          <text:p/>
        </draw:line>
        <draw:line draw:style-name="gr1" draw:text-style-name="P1" draw:layer="layout" svg:x1="3.567cm" svg:y1="6.617cm" svg:x2="1.783cm" svg:y2="6.617cm">
          <text:p/>
        </draw:line>
        <draw:g>
          <draw:line draw:style-name="gr2" draw:text-style-name="P1" draw:layer="layout" svg:x1="3.583cm" svg:y1="2.008cm" svg:x2="3.656cm" svg:y2="1.857cm">
            <text:p/>
          </draw:line>
          <draw:line draw:style-name="gr2" draw:text-style-name="P1" draw:layer="layout" svg:x1="3.81cm" svg:y1="2.164cm" svg:x2="3.655cm" svg:y2="1.857cm">
            <text:p/>
          </draw:line>
          <draw:line draw:style-name="gr2" draw:text-style-name="P1" draw:layer="layout" svg:x1="4.111cm" svg:y1="2.182cm" svg:x2="4.266cm" svg:y2="1.875cm">
            <text:p/>
          </draw:line>
          <draw:line draw:style-name="gr2" draw:text-style-name="P1" draw:layer="layout" svg:x1="3.801cm" svg:y1="2.172cm" svg:x2="3.956cm" svg:y2="1.865cm">
            <text:p/>
          </draw:line>
          <draw:line draw:style-name="gr2" draw:text-style-name="P1" draw:layer="layout" svg:x1="4.119cm" svg:y1="2.181cm" svg:x2="3.964cm" svg:y2="1.874cm">
            <text:p/>
          </draw:line>
          <draw:line draw:style-name="gr2" draw:text-style-name="P1" draw:layer="layout" svg:x1="4.424cm" svg:y1="2.181cm" svg:x2="4.269cm" svg:y2="1.874cm">
            <text:p/>
          </draw:line>
          <draw:line draw:style-name="gr2" draw:text-style-name="P1" draw:layer="layout" svg:x1="4.42cm" svg:y1="2.165cm" svg:x2="4.493cm" svg:y2="2.014cm">
            <text:p/>
          </draw:line>
        </draw:g>
        <draw:custom-shape draw:style-name="gr3" draw:text-style-name="P2" draw:layer="layout" svg:width="1.061cm" svg:height="1.023cm" svg:x="1.242cm" svg:y="2.722cm">
          <text:p text:style-name="P2"/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783cm" svg:y1="1.982cm" svg:x2="1.783cm" svg:y2="2.755cm">
          <text:p/>
        </draw:line>
        <draw:line draw:style-name="gr1" draw:text-style-name="P1" draw:layer="layout" svg:x1="1.783cm" svg:y1="3.759cm" svg:x2="1.783cm" svg:y2="4.3cm">
          <text:p/>
        </draw:line>
        <draw:line draw:style-name="gr1" draw:text-style-name="P1" draw:layer="layout" svg:x1="3.567cm" svg:y1="1.982cm" svg:x2="1.783cm" svg:y2="1.982cm">
          <text:p/>
        </draw:line>
        <draw:custom-shape draw:style-name="gr4" draw:text-style-name="P3" draw:layer="layout" svg:width="0.17cm" svg:height="0.154cm" svg:x="1.698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779cm" svg:y1="3.713cm" svg:x2="1.783cm" svg:y2="4.3cm">
          <text:p/>
        </draw:line>
        <draw:line draw:style-name="gr1" draw:text-style-name="P1" draw:layer="layout" svg:x1="1.783cm" svg:y1="4.277cm" svg:x2="1.782cm" svg:y2="5.12cm">
          <text:p/>
        </draw:line>
        <draw:g>
          <draw:line draw:style-name="gr2" draw:text-style-name="P1" draw:layer="layout" svg:x1="1.804cm" svg:y1="5.094cm" svg:x2="1.97cm" svg:y2="5.16cm">
            <text:p/>
          </draw:line>
          <draw:line draw:style-name="gr2" draw:text-style-name="P1" draw:layer="layout" svg:x1="1.633cm" svg:y1="5.301cm" svg:x2="1.97cm" svg:y2="5.16cm">
            <text:p/>
          </draw:line>
          <draw:line draw:style-name="gr2" draw:text-style-name="P1" draw:layer="layout" svg:x1="1.613cm" svg:y1="5.574cm" svg:x2="1.95cm" svg:y2="5.715cm">
            <text:p/>
          </draw:line>
          <draw:line draw:style-name="gr2" draw:text-style-name="P1" draw:layer="layout" svg:x1="1.624cm" svg:y1="5.292cm" svg:x2="1.961cm" svg:y2="5.433cm">
            <text:p/>
          </draw:line>
          <draw:line draw:style-name="gr2" draw:text-style-name="P1" draw:layer="layout" svg:x1="1.615cm" svg:y1="5.581cm" svg:x2="1.952cm" svg:y2="5.44cm">
            <text:p/>
          </draw:line>
          <draw:line draw:style-name="gr2" draw:text-style-name="P1" draw:layer="layout" svg:x1="1.615cm" svg:y1="5.858cm" svg:x2="1.952cm" svg:y2="5.717cm">
            <text:p/>
          </draw:line>
          <draw:line draw:style-name="gr2" draw:text-style-name="P1" draw:layer="layout" svg:x1="1.632cm" svg:y1="5.855cm" svg:x2="1.798cm" svg:y2="5.921cm">
            <text:p/>
          </draw:line>
        </draw:g>
        <draw:line draw:style-name="gr1" draw:text-style-name="P1" draw:layer="layout" svg:x1="1.783cm" svg:y1="5.922cm" svg:x2="1.783cm" svg:y2="6.617cm">
          <text:p/>
        </draw:line>
        <draw:custom-shape draw:style-name="gr4" draw:text-style-name="P3" draw:layer="layout" svg:width="0.17cm" svg:height="0.154cm" svg:x="1.7cm" svg:y="6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3.583cm" svg:y1="6.568cm" svg:x2="3.656cm" svg:y2="6.417cm">
            <text:p/>
          </draw:line>
          <draw:line draw:style-name="gr2" draw:text-style-name="P1" draw:layer="layout" svg:x1="3.81cm" svg:y1="6.724cm" svg:x2="3.655cm" svg:y2="6.417cm">
            <text:p/>
          </draw:line>
          <draw:line draw:style-name="gr2" draw:text-style-name="P1" draw:layer="layout" svg:x1="4.111cm" svg:y1="6.741cm" svg:x2="4.266cm" svg:y2="6.434cm">
            <text:p/>
          </draw:line>
          <draw:line draw:style-name="gr2" draw:text-style-name="P1" draw:layer="layout" svg:x1="3.801cm" svg:y1="6.731cm" svg:x2="3.956cm" svg:y2="6.424cm">
            <text:p/>
          </draw:line>
          <draw:line draw:style-name="gr2" draw:text-style-name="P1" draw:layer="layout" svg:x1="4.119cm" svg:y1="6.74cm" svg:x2="3.964cm" svg:y2="6.433cm">
            <text:p/>
          </draw:line>
          <draw:line draw:style-name="gr2" draw:text-style-name="P1" draw:layer="layout" svg:x1="4.424cm" svg:y1="6.74cm" svg:x2="4.269cm" svg:y2="6.433cm">
            <text:p/>
          </draw:line>
          <draw:line draw:style-name="gr2" draw:text-style-name="P1" draw:layer="layout" svg:x1="4.42cm" svg:y1="6.724cm" svg:x2="4.493cm" svg:y2="6.573cm">
            <text:p/>
          </draw:line>
        </draw:g>
        <draw:custom-shape draw:style-name="gr4" draw:text-style-name="P3" draw:layer="layout" svg:width="0.17cm" svg:height="0.154cm" svg:x="5.947cm" svg:y="6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304cm" svg:y1="1.982cm" svg:x2="6.115cm" svg:y2="1.982cm">
          <text:p/>
        </draw:line>
        <draw:line draw:style-name="gr1" draw:text-style-name="P4" draw:layer="layout" svg:x1="5.945cm" svg:y1="1.982cm" svg:x2="4.501cm" svg:y2="1.982cm">
          <text:p/>
        </draw:line>
        <draw:g>
          <draw:line draw:style-name="gr2" draw:text-style-name="P1" draw:layer="layout" svg:x1="3.583cm" svg:y1="4.328cm" svg:x2="3.656cm" svg:y2="4.177cm">
            <text:p/>
          </draw:line>
          <draw:line draw:style-name="gr2" draw:text-style-name="P1" draw:layer="layout" svg:x1="3.81cm" svg:y1="4.484cm" svg:x2="3.655cm" svg:y2="4.177cm">
            <text:p/>
          </draw:line>
          <draw:line draw:style-name="gr2" draw:text-style-name="P1" draw:layer="layout" svg:x1="4.111cm" svg:y1="4.502cm" svg:x2="4.266cm" svg:y2="4.195cm">
            <text:p/>
          </draw:line>
          <draw:line draw:style-name="gr2" draw:text-style-name="P1" draw:layer="layout" svg:x1="3.801cm" svg:y1="4.491cm" svg:x2="3.956cm" svg:y2="4.184cm">
            <text:p/>
          </draw:line>
          <draw:line draw:style-name="gr2" draw:text-style-name="P1" draw:layer="layout" svg:x1="4.119cm" svg:y1="4.5cm" svg:x2="3.964cm" svg:y2="4.193cm">
            <text:p/>
          </draw:line>
          <draw:line draw:style-name="gr2" draw:text-style-name="P1" draw:layer="layout" svg:x1="4.424cm" svg:y1="4.5cm" svg:x2="4.269cm" svg:y2="4.193cm">
            <text:p/>
          </draw:line>
          <draw:line draw:style-name="gr2" draw:text-style-name="P1" draw:layer="layout" svg:x1="4.42cm" svg:y1="4.485cm" svg:x2="4.493cm" svg:y2="4.334cm">
            <text:p/>
          </draw:line>
        </draw:g>
        <draw:line draw:style-name="gr1" draw:text-style-name="P1" draw:layer="layout" svg:x1="3.567cm" svg:y1="4.3cm" svg:x2="1.783cm" svg:y2="4.3cm">
          <text:p/>
        </draw:line>
        <draw:line draw:style-name="gr1" draw:text-style-name="P4" draw:layer="layout" svg:x1="5.978cm" svg:y1="4.303cm" svg:x2="4.501cm" svg:y2="4.3cm">
          <text:p/>
        </draw:line>
        <draw:g>
          <draw:line draw:style-name="gr2" draw:text-style-name="P1" draw:layer="layout" svg:x1="3.583cm" svg:y1="2.009cm" svg:x2="3.656cm" svg:y2="1.858cm">
            <text:p/>
          </draw:line>
          <draw:line draw:style-name="gr2" draw:text-style-name="P1" draw:layer="layout" svg:x1="3.81cm" svg:y1="2.165cm" svg:x2="3.655cm" svg:y2="1.858cm">
            <text:p/>
          </draw:line>
          <draw:line draw:style-name="gr2" draw:text-style-name="P1" draw:layer="layout" svg:x1="4.111cm" svg:y1="2.183cm" svg:x2="4.266cm" svg:y2="1.876cm">
            <text:p/>
          </draw:line>
          <draw:line draw:style-name="gr2" draw:text-style-name="P1" draw:layer="layout" svg:x1="3.801cm" svg:y1="2.173cm" svg:x2="3.956cm" svg:y2="1.866cm">
            <text:p/>
          </draw:line>
          <draw:line draw:style-name="gr2" draw:text-style-name="P1" draw:layer="layout" svg:x1="4.119cm" svg:y1="2.181cm" svg:x2="3.964cm" svg:y2="1.874cm">
            <text:p/>
          </draw:line>
          <draw:line draw:style-name="gr2" draw:text-style-name="P1" draw:layer="layout" svg:x1="4.424cm" svg:y1="2.181cm" svg:x2="4.269cm" svg:y2="1.874cm">
            <text:p/>
          </draw:line>
          <draw:line draw:style-name="gr2" draw:text-style-name="P1" draw:layer="layout" svg:x1="4.42cm" svg:y1="2.166cm" svg:x2="4.493cm" svg:y2="2.015cm">
            <text:p/>
          </draw:line>
        </draw:g>
        <draw:g>
          <draw:line draw:style-name="gr2" draw:text-style-name="P1" draw:layer="layout" svg:x1="7.304cm" svg:y1="1.963cm" svg:x2="7.377cm" svg:y2="1.812cm">
            <text:p/>
          </draw:line>
          <draw:line draw:style-name="gr2" draw:text-style-name="P1" draw:layer="layout" svg:x1="7.532cm" svg:y1="2.119cm" svg:x2="7.377cm" svg:y2="1.812cm">
            <text:p/>
          </draw:line>
          <draw:line draw:style-name="gr2" draw:text-style-name="P1" draw:layer="layout" svg:x1="7.832cm" svg:y1="2.137cm" svg:x2="7.987cm" svg:y2="1.83cm">
            <text:p/>
          </draw:line>
          <draw:line draw:style-name="gr2" draw:text-style-name="P1" draw:layer="layout" svg:x1="7.523cm" svg:y1="2.127cm" svg:x2="7.678cm" svg:y2="1.82cm">
            <text:p/>
          </draw:line>
          <draw:line draw:style-name="gr2" draw:text-style-name="P1" draw:layer="layout" svg:x1="7.84cm" svg:y1="2.135cm" svg:x2="7.685cm" svg:y2="1.828cm">
            <text:p/>
          </draw:line>
          <draw:line draw:style-name="gr2" draw:text-style-name="P1" draw:layer="layout" svg:x1="8.145cm" svg:y1="2.135cm" svg:x2="7.99cm" svg:y2="1.828cm">
            <text:p/>
          </draw:line>
          <draw:line draw:style-name="gr2" draw:text-style-name="P1" draw:layer="layout" svg:x1="8.141cm" svg:y1="2.12cm" svg:x2="8.214cm" svg:y2="1.969cm">
            <text:p/>
          </draw:line>
        </draw:g>
        <draw:line draw:style-name="gr1" draw:text-style-name="P4" draw:layer="layout" svg:x1="5.945cm" svg:y1="1.982cm" svg:x2="4.501cm" svg:y2="1.982cm">
          <text:p/>
        </draw:line>
        <draw:line draw:style-name="gr1" draw:text-style-name="P1" draw:layer="layout" svg:x1="6.03cm" svg:y1="2.059cm" svg:x2="6.03cm" svg:y2="2.832cm">
          <text:p/>
        </draw:line>
        <draw:g>
          <draw:line draw:style-name="gr2" draw:text-style-name="P1" draw:layer="layout" svg:x1="6.052cm" svg:y1="2.776cm" svg:x2="6.218cm" svg:y2="2.842cm">
            <text:p/>
          </draw:line>
          <draw:line draw:style-name="gr2" draw:text-style-name="P1" draw:layer="layout" svg:x1="5.88cm" svg:y1="2.983cm" svg:x2="6.217cm" svg:y2="2.842cm">
            <text:p/>
          </draw:line>
          <draw:line draw:style-name="gr2" draw:text-style-name="P1" draw:layer="layout" svg:x1="5.86cm" svg:y1="3.256cm" svg:x2="6.197cm" svg:y2="3.397cm">
            <text:p/>
          </draw:line>
          <draw:line draw:style-name="gr2" draw:text-style-name="P1" draw:layer="layout" svg:x1="5.872cm" svg:y1="2.975cm" svg:x2="6.209cm" svg:y2="3.116cm">
            <text:p/>
          </draw:line>
          <draw:line draw:style-name="gr2" draw:text-style-name="P1" draw:layer="layout" svg:x1="5.862cm" svg:y1="3.263cm" svg:x2="6.199cm" svg:y2="3.122cm">
            <text:p/>
          </draw:line>
          <draw:line draw:style-name="gr2" draw:text-style-name="P1" draw:layer="layout" svg:x1="5.862cm" svg:y1="3.541cm" svg:x2="6.199cm" svg:y2="3.4cm">
            <text:p/>
          </draw:line>
          <draw:line draw:style-name="gr2" draw:text-style-name="P1" draw:layer="layout" svg:x1="5.879cm" svg:y1="3.537cm" svg:x2="6.045cm" svg:y2="3.603cm">
            <text:p/>
          </draw:line>
        </draw:g>
        <draw:line draw:style-name="gr1" draw:text-style-name="P1" draw:layer="layout" svg:x1="6.03cm" svg:y1="3.604cm" svg:x2="6.029cm" svg:y2="4.264cm">
          <text:p/>
        </draw:line>
        <draw:line draw:style-name="gr1" draw:text-style-name="P4" draw:layer="layout" svg:x1="9.428cm" svg:y1="1.982cm" svg:x2="8.154cm" svg:y2="1.982cm">
          <text:p/>
        </draw:line>
        <draw:custom-shape draw:style-name="gr4" draw:text-style-name="P3" draw:layer="layout" svg:width="0.169cm" svg:height="0.154cm" svg:x="9.347cm" svg:y="1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28cm" svg:y1="5.749cm" svg:x2="9.428cm" svg:y2="6.617cm">
          <text:p/>
        </draw:line>
        <draw:custom-shape draw:style-name="gr5" draw:text-style-name="P5" draw:layer="layout" svg:width="1.017cm" svg:height="0.996cm" svg:x="8.929cm" svg:y="2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9.428cm" svg:y1="3.604cm" svg:x2="9.428cm" svg:y2="4.222cm">
          <text:p/>
        </draw:line>
        <draw:line draw:style-name="gr1" draw:text-style-name="P1" draw:layer="layout" svg:x1="7.266cm" svg:y1="4.301cm" svg:x2="6.077cm" svg:y2="4.301cm">
          <text:p/>
        </draw:line>
        <draw:g>
          <draw:line draw:style-name="gr2" draw:text-style-name="P1" draw:layer="layout" svg:x1="7.304cm" svg:y1="4.281cm" svg:x2="7.377cm" svg:y2="4.13cm">
            <text:p/>
          </draw:line>
          <draw:line draw:style-name="gr2" draw:text-style-name="P1" draw:layer="layout" svg:x1="7.532cm" svg:y1="4.437cm" svg:x2="7.377cm" svg:y2="4.13cm">
            <text:p/>
          </draw:line>
          <draw:line draw:style-name="gr2" draw:text-style-name="P1" draw:layer="layout" svg:x1="7.832cm" svg:y1="4.455cm" svg:x2="7.987cm" svg:y2="4.148cm">
            <text:p/>
          </draw:line>
          <draw:line draw:style-name="gr2" draw:text-style-name="P1" draw:layer="layout" svg:x1="7.523cm" svg:y1="4.445cm" svg:x2="7.678cm" svg:y2="4.138cm">
            <text:p/>
          </draw:line>
          <draw:line draw:style-name="gr2" draw:text-style-name="P1" draw:layer="layout" svg:x1="7.84cm" svg:y1="4.454cm" svg:x2="7.685cm" svg:y2="4.147cm">
            <text:p/>
          </draw:line>
          <draw:line draw:style-name="gr2" draw:text-style-name="P1" draw:layer="layout" svg:x1="8.145cm" svg:y1="4.454cm" svg:x2="7.99cm" svg:y2="4.147cm">
            <text:p/>
          </draw:line>
          <draw:line draw:style-name="gr2" draw:text-style-name="P1" draw:layer="layout" svg:x1="8.141cm" svg:y1="4.438cm" svg:x2="8.214cm" svg:y2="4.287cm">
            <text:p/>
          </draw:line>
        </draw:g>
        <draw:line draw:style-name="gr1" draw:text-style-name="P4" draw:layer="layout" svg:x1="9.381cm" svg:y1="4.306cm" svg:x2="8.154cm" svg:y2="4.3cm">
          <text:p/>
        </draw:line>
        <draw:line draw:style-name="gr1" draw:text-style-name="P1" draw:layer="layout" svg:x1="6.027cm" svg:y1="4.334cm" svg:x2="6.03cm" svg:y2="4.995cm">
          <text:p/>
        </draw:line>
        <draw:line draw:style-name="gr1" draw:text-style-name="P4" draw:layer="layout" svg:x1="5.945cm" svg:y1="6.617cm" svg:x2="4.501cm" svg:y2="6.617cm">
          <text:p/>
        </draw:line>
        <draw:line draw:style-name="gr1" draw:text-style-name="P4" draw:layer="layout" svg:x1="9.477cm" svg:y1="6.61cm" svg:x2="6.115cm" svg:y2="6.614cm">
          <text:p/>
        </draw:line>
        <draw:line draw:style-name="gr1" draw:text-style-name="P1" draw:layer="layout" svg:x1="9.428cm" svg:y1="4.277cm" svg:x2="9.426cm" svg:y2="4.922cm">
          <text:p/>
        </draw:line>
        <draw:custom-shape draw:style-name="gr4" draw:text-style-name="P3" draw:layer="layout" svg:width="0.173cm" svg:height="0.171cm" svg:x="9.347cm" svg:y="4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7cm" svg:height="0.155cm" svg:x="1.699cm" svg:y="4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189cm" svg:height="1.236cm" svg:x="5.436cm" svg:y="4.8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0.17cm" svg:height="0.155cm" svg:x="5.946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7cm" svg:height="0.154cm" svg:x="5.948cm" svg:y="4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9.702cm" svg:y1="5.165cm" svg:x2="9.172cm" svg:y2="5.165cm">
          <text:p/>
        </draw:line>
        <draw:line draw:style-name="gr8" draw:text-style-name="P1" draw:layer="layout" svg:x1="9.426cm" svg:y1="4.891cm" svg:x2="9.427cm" svg:y2="5.108cm">
          <text:p/>
        </draw:line>
        <draw:line draw:style-name="gr8" draw:text-style-name="P1" draw:layer="layout" svg:x1="9.427cm" svg:y1="5.442cm" svg:x2="9.428cm" svg:y2="5.75cm">
          <text:p/>
        </draw:line>
        <draw:line draw:style-name="gr7" draw:text-style-name="P4" draw:layer="layout" svg:x1="9.702cm" svg:y1="5.465cm" svg:x2="9.172cm" svg:y2="5.465cm">
          <text:p/>
        </draw:line>
        <draw:line draw:style-name="gr8" draw:text-style-name="P1" draw:layer="layout" svg:x1="1.152cm" svg:y1="4.249cm" svg:x2="1.153cm" svg:y2="4.466cm">
          <text:p/>
        </draw:line>
        <draw:line draw:style-name="gr9" draw:text-style-name="P4" draw:layer="layout" svg:x1="1.424cm" svg:y1="4.474cm" svg:x2="0.894cm" svg:y2="4.474cm">
          <text:p/>
        </draw:line>
        <draw:line draw:style-name="gr9" draw:text-style-name="P4" draw:layer="layout" svg:x1="1.363cm" svg:y1="4.555cm" svg:x2="0.959cm" svg:y2="4.557cm">
          <text:p/>
        </draw:line>
        <draw:line draw:style-name="gr9" draw:text-style-name="P4" draw:layer="layout" svg:x1="1.273cm" svg:y1="4.64cm" svg:x2="1.045cm" svg:y2="4.641cm">
          <text:p/>
        </draw:line>
        <draw:frame draw:style-name="gr10" draw:text-style-name="P5" draw:layer="layout" svg:width="1.093cm" svg:height="0.603cm" svg:x="3.203cm" svg:y="1.9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5" draw:layer="layout" svg:width="1.093cm" svg:height="0.603cm" svg:x="6.937cm" svg:y="2.0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5" draw:layer="layout" svg:width="1.093cm" svg:height="0.603cm" svg:x="5.623cm" svg:y="3.1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5" draw:layer="layout" svg:width="1.093cm" svg:height="0.603cm" svg:x="6.874cm" svg:y="3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5" draw:layer="layout" svg:width="1.093cm" svg:height="0.603cm" svg:x="3.178cm" svg:y="3.8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5" draw:layer="layout" svg:width="1.093cm" svg:height="0.603cm" svg:x="3.175cm" svg:y="6.65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" draw:text-style-name="P5" draw:layer="layout" svg:width="1.093cm" svg:height="0.603cm" svg:x="0.805cm" svg:y="4.27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1" draw:text-style-name="P1" draw:layer="layout" svg:x1="9.449cm" svg:y1="3.397cm" svg:x2="9.449cm" svg:y2="2.859cm">
          <text:p/>
        </draw:line>
        <draw:frame draw:style-name="gr10" draw:text-style-name="P5" draw:layer="layout" svg:width="1.219cm" svg:height="1.311cm" svg:x="-2.039cm" svg:y="2.1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" draw:text-style-name="P5" draw:layer="layout" svg:width="1.146cm" svg:height="1.249cm" svg:x="0.68cm" svg:y="2.48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" draw:text-style-name="P5" draw:layer="layout" svg:width="1.515cm" svg:height="1.651cm" svg:x="3.974cm" svg:y="2.14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5" draw:layer="layout" svg:width="1.093cm" svg:height="0.603cm" svg:x="4.748cm" svg:y="2.9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5" draw:layer="layout" svg:width="1.515cm" svg:height="1.651cm" svg:x="4.577cm" svg:y="4.44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12" draw:text-style-name="P1" draw:layer="layout" svg:x1="9.877cm" svg:y1="5.041cm" svg:x2="9.88cm" svg:y2="5.596cm">
          <text:p/>
        </draw:line>
        <draw:frame draw:style-name="gr10" draw:text-style-name="P5" draw:layer="layout" svg:width="1.093cm" svg:height="0.603cm" svg:x="9.309cm" svg:y="5.0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" draw:text-style-name="P5" draw:layer="layout" svg:width="1.637cm" svg:height="0.6cm" svg:x="6.293cm" svg:y="5.52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0" draw:text-style-name="P5" draw:layer="layout" svg:width="1.637cm" svg:height="0.6cm" svg:x="9.317cm" svg:y="2.20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0" draw:text-style-name="P5" draw:layer="layout" svg:width="1.093cm" svg:height="0.603cm" svg:x="0.976cm" svg:y="1.5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" draw:text-style-name="P5" draw:layer="layout" svg:width="1.093cm" svg:height="0.603cm" svg:x="5.221cm" svg:y="1.50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0" draw:text-style-name="P5" draw:layer="layout" svg:width="1.093cm" svg:height="0.603cm" svg:x="8.731cm" svg:y="1.58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0" draw:text-style-name="P5" draw:layer="layout" svg:width="1.093cm" svg:height="0.603cm" svg:x="1.153cm" svg:y="3.92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" draw:text-style-name="P5" draw:layer="layout" svg:width="1.093cm" svg:height="0.603cm" svg:x="5.422cm" svg:y="3.92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0" draw:text-style-name="P5" draw:layer="layout" svg:width="1.093cm" svg:height="0.603cm" svg:x="8.871cm" svg:y="4.10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0" draw:text-style-name="P5" draw:layer="layout" svg:width="1.093cm" svg:height="0.603cm" svg:x="0.995cm" svg:y="6.69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0" draw:text-style-name="P5" draw:layer="layout" svg:width="1.093cm" svg:height="0.603cm" svg:x="5.233cm" svg:y="6.63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0" draw:text-style-name="P5" draw:layer="layout" svg:width="1.093cm" svg:height="0.603cm" svg:x="1.522cm" svg:y="5.35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12" draw:text-style-name="P1" draw:layer="layout" svg:x1="2.114cm" svg:y1="5.213cm" svg:x2="2.117cm" svg:y2="5.768cm">
          <text:p/>
        </draw:line>
        <draw:frame draw:style-name="gr10" draw:text-style-name="P5" draw:layer="layout" svg:width="1.093cm" svg:height="0.603cm" svg:x="8.287cm" svg:y="5.51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5" draw:layer="layout" svg:width="1.093cm" svg:height="0.603cm" svg:x="0.327cm" svg:y="3.05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Ubuntu Mono" svg:font-family="'Ubuntu Mono'" style:font-pitch="fixe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family-asian="'AR PL SungtiL GB'" style:font-family-generic-asian="system" style:font-pitch-asian="variable" style:font-size-asian="18pt" style:language-asian="zh" style:country-asian="CN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pt" fo:country="PT" style:letter-kerning="true" style:font-name-asian="Lohit Devanagari1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Legenda" style:family="graphic" style:parent-style-name="headline1">
      <style:graphic-properties fo:min-height="0.601cm">
        <text:list-style style:name="Legenda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 PL SungtiL GB" style:font-family-asian="'AR PL SungtiL GB'" style:font-family-generic-asian="system" style:font-pitch-asian="variable" style:font-size-asian="18pt" style:language-asian="zh" style:country-asian="CN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1T15:51:32.721014894</dc:date>
    <meta:editing-duration>PT25M33S</meta:editing-duration>
    <meta:editing-cycles>5</meta:editing-cycles>
    <meta:generator>LibreOffice/6.4.6.2$Linux_X86_64 LibreOffice_project/40$Build-2</meta:generator>
    <meta:document-statistic meta:object-count="138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d51f" officeooo:paragraph-rsid="001cd51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1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T1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>-</text:p>
    </office:text>
  </office:body>
</office:document-content>
</file>

<file path=Object 1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2781" officeooo:paragraph-rsid="00152781" style:font-size-asian="26pt" style:font-size-complex="26pt"/>
    </style:style>
    <style:style style:name="T1" style:family="text">
      <style:text-properties officeooo:rsid="00131e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b</text:p>
    </office:text>
  </office:body>
</office:document-content>
</file>

<file path=Object 1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T1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>-</text:p>
    </office:text>
  </office:body>
</office:document-content>
</file>

<file path=Object 1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80d10" officeooo:paragraph-rsid="00180d10" style:font-size-asian="26pt" style:font-size-complex="26pt"/>
    </style:style>
    <style:style style:name="T1" style:family="text">
      <style:text-properties officeooo:rsid="0015d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</text:p>
    </office:text>
  </office:body>
</office:document-content>
</file>

<file path=Object 1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1935" officeooo:paragraph-rsid="00191935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d=Kd.Id</text:p>
    </office:text>
  </office:body>
</office:document-content>
</file>

<file path=Object 1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1935" officeooo:paragraph-rsid="00191935" style:font-size-asian="26pt" style:font-size-complex="26pt"/>
    </style:style>
    <style:style style:name="T1" style:family="text">
      <style:text-properties officeooo:rsid="0019bc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b</text:span>=K<text:span text:style-name="T1">b</text:span>.<text:span text:style-name="T1">Vb</text:span></text:p>
    </office:text>
  </office:body>
</office:document-content>
</file>

<file path=Object 1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d51f" officeooo:paragraph-rsid="001cd51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</office:text>
  </office:body>
</office:document-content>
</file>

<file path=Object 1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3b4ec" officeooo:paragraph-rsid="0013b4ec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</text:p>
    </office:text>
  </office:body>
</office:document-content>
</file>

<file path=Object 1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4299b" officeooo:paragraph-rsid="0014299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</text:p>
    </office:text>
  </office:body>
</office:document-content>
</file>

<file path=Object 1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4735f" officeooo:paragraph-rsid="0014735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</text:p>
    </office:text>
  </office:body>
</office:document-content>
</file>

<file path=Object 1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26622" officeooo:paragraph-rsid="00126622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2</text:p>
    </office:text>
  </office:body>
</office:document-content>
</file>

<file path=Object 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afca" officeooo:paragraph-rsid="0015afca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</text:p>
    </office:text>
  </office:body>
</office:document-content>
</file>

<file path=Object 2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9471" officeooo:paragraph-rsid="00169471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</text:p>
    </office:text>
  </office:body>
</office:document-content>
</file>

<file path=Object 2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79158" officeooo:paragraph-rsid="00179158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</text:p>
    </office:text>
  </office:body>
</office:document-content>
</file>

<file path=Object 2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83670" officeooo:paragraph-rsid="00183670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</text:p>
    </office:text>
  </office:body>
</office:document-content>
</file>

<file path=Object 2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80d10" officeooo:paragraph-rsid="00180d10" style:font-size-asian="26pt" style:font-size-complex="26pt"/>
    </style:style>
    <style:style style:name="T1" style:family="text">
      <style:text-properties officeooo:rsid="001999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<text:span text:style-name="T1">d</text:span></text:p>
    </office:text>
  </office:body>
</office:document-content>
</file>

<file path=Object 2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acfb5" officeooo:paragraph-rsid="001acfb5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/text:p>
    </office:text>
  </office:body>
</office:document-content>
</file>

<file path=Object 2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b068" officeooo:paragraph-rsid="0015b068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s(t)</text:p>
    </office:text>
  </office:body>
</office:document-content>
</file>

<file path=Object 2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26622" officeooo:paragraph-rsid="00126622" style:font-size-asian="26pt" style:font-size-complex="26pt"/>
    </style:style>
    <style:style style:name="T1" style:family="text">
      <style:text-properties officeooo:rsid="00131e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3</text:span></text:p>
    </office:text>
  </office:body>
</office:document-content>
</file>

<file path=Object 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26622" officeooo:paragraph-rsid="00126622" style:font-size-asian="26pt" style:font-size-complex="26pt"/>
    </style:style>
    <style:style style:name="T1" style:family="text">
      <style:text-properties officeooo:rsid="00131e2b"/>
    </style:style>
    <style:style style:name="T2" style:family="text">
      <style:text-properties officeooo:rsid="00151ca5"/>
    </style:style>
    <style:style style:name="T3" style:family="text">
      <style:text-properties officeooo:rsid="0015d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3">5</text:span></text:p>
    </office:text>
  </office:body>
</office:document-content>
</file>

<file path=Object 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26622" officeooo:paragraph-rsid="00126622" style:font-size-asian="26pt" style:font-size-complex="26pt"/>
    </style:style>
    <style:style style:name="T1" style:family="text">
      <style:text-properties officeooo:rsid="00131e2b"/>
    </style:style>
    <style:style style:name="T2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4</text:span></text:p>
    </office:text>
  </office:body>
</office:document-content>
</file>

<file path=Object 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26622" officeooo:paragraph-rsid="00126622" style:font-size-asian="26pt" style:font-size-complex="26pt"/>
    </style:style>
    <style:style style:name="T1" style:family="text">
      <style:text-properties officeooo:rsid="0015dcb9"/>
    </style:style>
    <style:style style:name="T2" style:family="text">
      <style:text-properties officeooo:rsid="001627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7</text:span></text:p>
    </office:text>
  </office:body>
</office:document-content>
</file>

<file path=Object 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26622" officeooo:paragraph-rsid="00126622" style:font-size-asian="26pt" style:font-size-complex="26pt"/>
    </style:style>
    <style:style style:name="T1" style:family="text">
      <style:text-properties officeooo:rsid="00162764"/>
    </style:style>
    <style:style style:name="T2" style:family="text">
      <style:text-properties officeooo:rsid="00181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6</text:span></text:p>
    </office:text>
  </office:body>
</office:document-content>
</file>

<file path=Object 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.693cm" fo:margin-right="0cm" fo:text-indent="0cm" style:auto-text-indent="false" style:page-number="auto" fo:background-color="transparent">
        <style:tab-stops/>
      </style:paragraph-properties>
      <style:text-properties style:font-name="Ubuntu Mono" fo:font-size="26pt" officeooo:rsid="00153d2f" officeooo:paragraph-rsid="001728d7" style:font-size-asian="26pt" style:font-size-complex="26pt"/>
    </style:style>
    <style:style style:name="T1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Object 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T1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>-</text:p>
    </office:text>
  </office:body>
</office:document-content>
</file>

<file path=Object 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